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>
            <text:p>run 1</text:p>
          </table:table-cell>
          <table:table-cell table:number-columns-repeated="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78378">
            <text:p>878378</text:p>
          </table:table-cell>
          <table:table-cell table:formula="of:=[.A2]+[.B2]/1000000" office:value-type="float" office:value="10.878378">
            <text:p>10.878378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58153">
            <text:p>958153</text:p>
          </table:table-cell>
          <table:table-cell table:formula="of:=[.A3]+[.B3]/1000000" office:value-type="float" office:value="11.958153">
            <text:p>11.958153</text:p>
          </table:table-cell>
          <table:table-cell/>
          <table:table-cell office:value-type="string">
            <text:p>YX parallel</text:p>
          </table:table-cell>
          <table:table-cell table:number-columns-repeated="10"/>
        </table:table-row>
        <table:table-row table:style-name="ro1">
          <table:table-cell office:value-type="string">
            <text:p>Threads = 1</text:p>
          </table:table-cell>
          <table:table-cell/>
          <table:table-cell table:formula="of:=[.A4]+[.B4]/1000000" office:value-type="float" office:value="0">
            <text:p>#VALUE!</text:p>
          </table:table-cell>
          <table:table-cell/>
          <table:table-cell office:value-type="string">
            <text:p>Thread=1</text:p>
          </table:table-cell>
          <table:table-cell office:value-type="string">
            <text:p>Thread=2</text:p>
          </table:table-cell>
          <table:table-cell office:value-type="string">
            <text:p>Thread=4</text:p>
          </table:table-cell>
          <table:table-cell office:value-type="string">
            <text:p>Thread=8</text:p>
          </table:table-cell>
          <table:table-cell office:value-type="string">
            <text:p>Thread=16</text:p>
          </table:table-cell>
          <table:table-cell office:value-type="string">
            <text:p>Thread=32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949">
            <text:p>5949</text:p>
          </table:table-cell>
          <table:table-cell table:formula="of:=[.A5]+[.B5]/1000000" office:value-type="float" office:value="11.005949">
            <text:p>11.005949</text:p>
          </table:table-cell>
          <table:table-cell/>
          <table:table-cell table:formula="of:=AVERAGE([.C5];[.C45];[.C85];[.C125];[.C165])" office:value-type="float" office:value="11.0018468">
            <text:p>11.0018468</text:p>
          </table:table-cell>
          <table:table-cell table:formula="of:=AVERAGE([.C11];[.C51];[.C91];[.C131];[.C171])" office:value-type="float" office:value="5.5057308">
            <text:p>5.5057308</text:p>
          </table:table-cell>
          <table:table-cell table:formula="of:=AVERAGE([.C17];[.C57];[.C97];[.C137];[.C177])" office:value-type="float" office:value="2.758659">
            <text:p>2.758659</text:p>
          </table:table-cell>
          <table:table-cell table:formula="of:=AVERAGE([.C23];[.C63];[.C103];[.C143];[.C183])" office:value-type="float" office:value="1.4854364">
            <text:p>1.4854364</text:p>
          </table:table-cell>
          <table:table-cell table:formula="of:=AVERAGE([.C29];[.C69];[.C109];[.C149];[.C189])" office:value-type="float" office:value="1.5422628">
            <text:p>1.5422628</text:p>
          </table:table-cell>
          <table:table-cell table:formula="of:=AVERAGE([.C35];[.C75];[.C115];[.C155];[.C195])" office:value-type="float" office:value="1.4817492">
            <text:p>1.4817492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681">
            <text:p>34681</text:p>
          </table:table-cell>
          <table:table-cell table:formula="of:=[.A6]+[.B6]/1000000" office:value-type="float" office:value="12.034681">
            <text:p>12.034681</text:p>
          </table:table-cell>
          <table:table-cell/>
          <table:table-cell table:style-name="ce1"/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9638">
            <text:p>249638</text:p>
          </table:table-cell>
          <table:table-cell table:formula="of:=[.A7]+[.B7]/1000000" office:value-type="float" office:value="11.249638">
            <text:p>11.249638</text:p>
          </table:table-cell>
          <table:table-cell/>
          <table:table-cell office:value-type="string">
            <text:p>XY parallel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147">
            <text:p>14147</text:p>
          </table:table-cell>
          <table:table-cell table:formula="of:=[.A8]+[.B8]/1000000" office:value-type="float" office:value="22.014147">
            <text:p>22.014147</text:p>
          </table:table-cell>
          <table:table-cell/>
          <table:table-cell table:style-name="ce1" office:value-type="string">
            <text:p>Thread=1</text:p>
          </table:table-cell>
          <table:table-cell office:value-type="string">
            <text:p>Thread=2</text:p>
          </table:table-cell>
          <table:table-cell office:value-type="string">
            <text:p>Thread=4</text:p>
          </table:table-cell>
          <table:table-cell office:value-type="string">
            <text:p>Thread=8</text:p>
          </table:table-cell>
          <table:table-cell office:value-type="string">
            <text:p>Thread=16</text:p>
          </table:table-cell>
          <table:table-cell office:value-type="string">
            <text:p>Thread=32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94784">
            <text:p>894784</text:p>
          </table:table-cell>
          <table:table-cell table:formula="of:=[.A9]+[.B9]/1000000" office:value-type="float" office:value="21.894784">
            <text:p>21.894784</text:p>
          </table:table-cell>
          <table:table-cell/>
          <table:table-cell table:formula="of:=AVERAGE([.C6];[.C46];[.C86];[.C126];[.C166])" office:value-type="float" office:value="11.9989272">
            <text:p>11.9989272</text:p>
          </table:table-cell>
          <table:table-cell table:formula="of:=AVERAGE([.C12];[.C52];[.C92];[.C132];[.C172])" office:value-type="float" office:value="6.0894932">
            <text:p>6.0894932</text:p>
          </table:table-cell>
          <table:table-cell table:formula="of:=AVERAGE([.C18];[.C58];[.C98];[.C138];[.C178])" office:value-type="float" office:value="3.8266356">
            <text:p>3.8266356</text:p>
          </table:table-cell>
          <table:table-cell table:formula="of:=AVERAGE([.C24];[.C64];[.C104];[.C144];[.C184])" office:value-type="float" office:value="2.4023824">
            <text:p>2.4023824</text:p>
          </table:table-cell>
          <table:table-cell table:formula="of:=AVERAGE([.C30];[.C70];[.C110];[.C150];[.C190])" office:value-type="float" office:value="2.4217824">
            <text:p>2.4217824</text:p>
          </table:table-cell>
          <table:table-cell table:formula="of:=AVERAGE([.C36];[.C76];[.C116];[.C156];[.C196])" office:value-type="float" office:value="2.4346964">
            <text:p>2.4346964</text:p>
          </table:table-cell>
          <table:table-cell table:number-columns-repeated="5"/>
        </table:table-row>
        <table:table-row table:style-name="ro1">
          <table:table-cell office:value-type="string">
            <text:p>Threads = 2</text:p>
          </table:table-cell>
          <table:table-cell/>
          <table:table-cell table:formula="of:=[.A10]+[.B10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8609">
            <text:p>508609</text:p>
          </table:table-cell>
          <table:table-cell table:formula="of:=[.A11]+[.B11]/1000000" office:value-type="float" office:value="5.508609">
            <text:p>5.508609</text:p>
          </table:table-cell>
          <table:table-cell/>
          <table:table-cell office:value-type="string">
            <text:p>Coalesce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3913">
            <text:p>103913</text:p>
          </table:table-cell>
          <table:table-cell table:formula="of:=[.A12]+[.B12]/1000000" office:value-type="float" office:value="6.103913">
            <text:p>6.103913</text:p>
          </table:table-cell>
          <table:table-cell/>
          <table:table-cell office:value-type="string">
            <text:p>Thread=1</text:p>
          </table:table-cell>
          <table:table-cell office:value-type="string">
            <text:p>Thread=2</text:p>
          </table:table-cell>
          <table:table-cell office:value-type="string">
            <text:p>Thread=4</text:p>
          </table:table-cell>
          <table:table-cell office:value-type="string">
            <text:p>Thread=8</text:p>
          </table:table-cell>
          <table:table-cell office:value-type="string">
            <text:p>Thread=16</text:p>
          </table:table-cell>
          <table:table-cell office:value-type="string">
            <text:p>Thread=32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31720">
            <text:p>631720</text:p>
          </table:table-cell>
          <table:table-cell table:formula="of:=[.A13]+[.B13]/1000000" office:value-type="float" office:value="5.63172">
            <text:p>5.63172</text:p>
          </table:table-cell>
          <table:table-cell/>
          <table:table-cell table:formula="of:=AVERAGE([.C7];[.C47];[.C87];[.C127];[.C167])" office:value-type="float" office:value="11.2423512">
            <text:p>11.2423512</text:p>
          </table:table-cell>
          <table:table-cell table:formula="of:=AVERAGE([.C13];[.C53];[.C93];[.C133];[.C173])" office:value-type="float" office:value="5.6294588">
            <text:p>5.6294588</text:p>
          </table:table-cell>
          <table:table-cell table:formula="of:=AVERAGE([.C19];[.C59];[.C99];[.C139];[.C179])" office:value-type="float" office:value="2.8190892">
            <text:p>2.8190892</text:p>
          </table:table-cell>
          <table:table-cell table:formula="of:=AVERAGE([.C25];[.C65];[.C105];[.C145];[.C185])" office:value-type="float" office:value="1.5492316">
            <text:p>1.5492316</text:p>
          </table:table-cell>
          <table:table-cell table:formula="of:=AVERAGE([.C31];[.C71];[.C111];[.C151];[.C191])" office:value-type="float" office:value="1.5136224">
            <text:p>1.5136224</text:p>
          </table:table-cell>
          <table:table-cell table:formula="of:=AVERAGE([.C37];[.C77];[.C117];[.C157];[.C197])" office:value-type="float" office:value="1.5106476">
            <text:p>1.5106476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789">
            <text:p>42789</text:p>
          </table:table-cell>
          <table:table-cell table:formula="of:=[.A14]+[.B14]/1000000" office:value-type="float" office:value="11.042789">
            <text:p>11.042789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0928">
            <text:p>990928</text:p>
          </table:table-cell>
          <table:table-cell table:formula="of:=[.A15]+[.B15]/1000000" office:value-type="float" office:value="10.990928">
            <text:p>10.990928</text:p>
          </table:table-cell>
          <table:table-cell/>
          <table:table-cell office:value-type="string">
            <text:p>Program #1</text:p>
          </table:table-cell>
          <table:table-cell table:number-columns-repeated="10"/>
        </table:table-row>
        <table:table-row table:style-name="ro1">
          <table:table-cell office:value-type="string">
            <text:p>Threads = 4</text:p>
          </table:table-cell>
          <table:table-cell/>
          <table:table-cell table:formula="of:=[.A16]+[.B16]/1000000" office:value-type="float" office:value="0">
            <text:p>#VALUE!</text:p>
          </table:table-cell>
          <table:table-cell/>
          <table:table-cell office:value-type="string">
            <text:p>Thread=1</text:p>
          </table:table-cell>
          <table:table-cell office:value-type="string">
            <text:p>Thread=2</text:p>
          </table:table-cell>
          <table:table-cell office:value-type="string">
            <text:p>Thread=4</text:p>
          </table:table-cell>
          <table:table-cell office:value-type="string">
            <text:p>Thread=8</text:p>
          </table:table-cell>
          <table:table-cell office:value-type="string">
            <text:p>Thread=16</text:p>
          </table:table-cell>
          <table:table-cell office:value-type="string">
            <text:p>Thread=32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449059">
            <text:p>4490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9880">
            <text:p>759880</text:p>
          </table:table-cell>
          <table:table-cell table:formula="of:=[.A17]+[.B17]/1000000" office:value-type="float" office:value="2.75988">
            <text:p>2.75988</text:p>
          </table:table-cell>
          <table:table-cell/>
          <table:table-cell table:formula="of:=AVERAGE([.C8];[.C48];[.C88];[.C128];[.C168])" office:value-type="float" office:value="22.0034534">
            <text:p>22.0034534</text:p>
          </table:table-cell>
          <table:table-cell table:formula="of:=AVERAGE([.C14];[.C54];[.C134];[.C94];[.C174])" office:value-type="float" office:value="11.0218692">
            <text:p>11.0218692</text:p>
          </table:table-cell>
          <table:table-cell table:formula="of:=AVERAGE([.C20];[.C60];[.C100];[.C140];[.C180])" office:value-type="float" office:value="5.5110594">
            <text:p>5.5110594</text:p>
          </table:table-cell>
          <table:table-cell table:formula="of:=AVERAGE([.C26];[.C66];[.C106];[.C146];[.C186])" office:value-type="float" office:value="2.978827">
            <text:p>2.978827</text:p>
          </table:table-cell>
          <table:table-cell table:formula="of:=AVERAGE([.C32];[.C72];[.C112];[.C152];[.C192])" office:value-type="float" office:value="3.0273454">
            <text:p>3.0273454</text:p>
          </table:table-cell>
          <table:table-cell table:formula="of:=AVERAGE([.C38];[.C78];[.C118];[.C158];[.C198])" office:value-type="float" office:value="3.0069572">
            <text:p>3.0069572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296649">
            <text:p>2966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87595">
            <text:p>787595</text:p>
          </table:table-cell>
          <table:table-cell table:formula="of:=[.A18]+[.B18]/1000000" office:value-type="float" office:value="3.787595">
            <text:p>3.787595</text:p>
          </table:table-cell>
          <table:table-cell table:number-columns-repeated="10"/>
          <table:table-cell office:value-type="string">
            <text:p>Threads = 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1990">
            <text:p>821990</text:p>
          </table:table-cell>
          <table:table-cell table:formula="of:=[.A19]+[.B19]/1000000" office:value-type="float" office:value="2.82199">
            <text:p>2.82199</text:p>
          </table:table-cell>
          <table:table-cell/>
          <table:table-cell office:value-type="string">
            <text:p>Program #2</text:p>
          </table:table-cell>
          <table:table-cell table:number-columns-repeated="8"/>
          <table:table-cell office:value-type="float" office:value="15">
            <text:p>15</text:p>
          </table:table-cell>
          <table:table-cell office:value-type="float" office:value="474859">
            <text:p>47485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5167">
            <text:p>515167</text:p>
          </table:table-cell>
          <table:table-cell table:formula="of:=[.A20]+[.B20]/1000000" office:value-type="float" office:value="5.515167">
            <text:p>5.515167</text:p>
          </table:table-cell>
          <table:table-cell/>
          <table:table-cell office:value-type="string">
            <text:p>Thread=1</text:p>
          </table:table-cell>
          <table:table-cell office:value-type="string">
            <text:p>Thread=2</text:p>
          </table:table-cell>
          <table:table-cell office:value-type="string">
            <text:p>Thread=4</text:p>
          </table:table-cell>
          <table:table-cell office:value-type="string">
            <text:p>Thread=8</text:p>
          </table:table-cell>
          <table:table-cell office:value-type="string">
            <text:p>Thread=16</text:p>
          </table:table-cell>
          <table:table-cell office:value-type="string">
            <text:p>Thread=32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199651">
            <text:p>1996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6477">
            <text:p>486477</text:p>
          </table:table-cell>
          <table:table-cell table:formula="of:=[.A21]+[.B21]/1000000" office:value-type="float" office:value="5.486477">
            <text:p>5.486477</text:p>
          </table:table-cell>
          <table:table-cell/>
          <table:table-cell table:formula="of:=AVERAGE([.C9];[.C49];[.C89];[.C129];[.C169])" office:value-type="float" office:value="21.87734">
            <text:p>21.87734</text:p>
          </table:table-cell>
          <table:table-cell table:formula="of:=AVERAGE([.C15];[.C55];[.C95];[.C135];[.C175])" office:value-type="float" office:value="10.9635202">
            <text:p>10.9635202</text:p>
          </table:table-cell>
          <table:table-cell table:formula="of:=AVERAGE([.C21];[.C61];[.C101];[.C141];[.C181])" office:value-type="float" office:value="5.4814878">
            <text:p>5.4814878</text:p>
          </table:table-cell>
          <table:table-cell table:formula="of:=AVERAGE([.C27];[.C67];[.C107];[.C147];[.C187])" office:value-type="float" office:value="2.9210408">
            <text:p>2.9210408</text:p>
          </table:table-cell>
          <table:table-cell table:formula="of:=AVERAGE([.C33];[.C73];[.C113];[.C153];[.C193])" office:value-type="float" office:value="2.9817048">
            <text:p>2.9817048</text:p>
          </table:table-cell>
          <table:table-cell table:formula="of:=AVERAGE([.C39];[.C79];[.C119];[.C159];[.C199])" office:value-type="float" office:value="2.9419442">
            <text:p>2.9419442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546348">
            <text:p>546348</text:p>
          </table:table-cell>
        </table:table-row>
        <table:table-row table:style-name="ro1">
          <table:table-cell office:value-type="string">
            <text:p>Threads = 8</text:p>
          </table:table-cell>
          <table:table-cell/>
          <table:table-cell table:formula="of:=[.A22]+[.B22]/1000000" office:value-type="float" office:value="0">
            <text:p>#VALUE!</text:p>
          </table:table-cell>
          <table:table-cell table:number-columns-repeated="10"/>
          <table:table-cell office:value-type="float" office:value="30">
            <text:p>30</text:p>
          </table:table-cell>
          <table:table-cell office:value-type="float" office:value="840717">
            <text:p>8407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7275">
            <text:p>487275</text:p>
          </table:table-cell>
          <table:table-cell table:formula="of:=[.A23]+[.B23]/1000000" office:value-type="float" office:value="1.487275">
            <text:p>1.487275</text:p>
          </table:table-cell>
          <table:table-cell table:number-columns-repeated="10"/>
          <table:table-cell office:value-type="float" office:value="30">
            <text:p>30</text:p>
          </table:table-cell>
          <table:table-cell office:value-type="float" office:value="749982">
            <text:p>7499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6562">
            <text:p>436562</text:p>
          </table:table-cell>
          <table:table-cell table:formula="of:=[.A24]+[.B24]/1000000" office:value-type="float" office:value="2.436562">
            <text:p>2.436562</text:p>
          </table:table-cell>
          <table:table-cell table:number-columns-repeated="10"/>
          <table:table-cell office:value-type="string">
            <text:p>Threads = 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26811">
            <text:p>726811</text:p>
          </table:table-cell>
          <table:table-cell table:formula="of:=[.A25]+[.B25]/1000000" office:value-type="float" office:value="1.726811">
            <text:p>1.726811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761357">
            <text:p>7613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0457">
            <text:p>930457</text:p>
          </table:table-cell>
          <table:table-cell table:formula="of:=[.A26]+[.B26]/1000000" office:value-type="float" office:value="2.930457">
            <text:p>2.930457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float" office:value="710752">
            <text:p>7107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6729">
            <text:p>916729</text:p>
          </table:table-cell>
          <table:table-cell table:formula="of:=[.A27]+[.B27]/1000000" office:value-type="float" office:value="2.916729">
            <text:p>2.916729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923677">
            <text:p>923677</text:p>
          </table:table-cell>
        </table:table-row>
        <table:table-row table:style-name="ro1">
          <table:table-cell office:value-type="string">
            <text:p>Threads = 16</text:p>
          </table:table-cell>
          <table:table-cell/>
          <table:table-cell table:formula="of:=[.A28]+[.B28]/1000000" office:value-type="float" office:value="0">
            <text:p>#VALUE!</text:p>
          </table:table-cell>
          <table:table-cell table:number-columns-repeated="10"/>
          <table:table-cell office:value-type="float" office:value="15">
            <text:p>15</text:p>
          </table:table-cell>
          <table:table-cell office:value-type="float" office:value="631911">
            <text:p>6319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0083">
            <text:p>510083</text:p>
          </table:table-cell>
          <table:table-cell table:formula="of:=[.A29]+[.B29]/1000000" office:value-type="float" office:value="1.510083">
            <text:p>1.510083</text:p>
          </table:table-cell>
          <table:table-cell table:number-columns-repeated="10"/>
          <table:table-cell office:value-type="float" office:value="16">
            <text:p>16</text:p>
          </table:table-cell>
          <table:table-cell office:value-type="float" office:value="7623">
            <text:p>76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0096">
            <text:p>440096</text:p>
          </table:table-cell>
          <table:table-cell table:formula="of:=[.A30]+[.B30]/1000000" office:value-type="float" office:value="2.440096">
            <text:p>2.440096</text:p>
          </table:table-cell>
          <table:table-cell table:number-columns-repeated="10"/>
          <table:table-cell office:value-type="string">
            <text:p>Threads = 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46336">
            <text:p>546336</text:p>
          </table:table-cell>
          <table:table-cell table:formula="of:=[.A31]+[.B31]/1000000" office:value-type="float" office:value="1.546336">
            <text:p>1.546336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231638">
            <text:p>2316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39">
            <text:p>939</text:p>
          </table:table-cell>
          <table:table-cell table:formula="of:=[.A32]+[.B32]/1000000" office:value-type="float" office:value="3.000939">
            <text:p>3.000939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986104">
            <text:p>9861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2745">
            <text:p>112745</text:p>
          </table:table-cell>
          <table:table-cell table:formula="of:=[.A33]+[.B33]/1000000" office:value-type="float" office:value="3.112745">
            <text:p>3.112745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393751">
            <text:p>393751</text:p>
          </table:table-cell>
        </table:table-row>
        <table:table-row table:style-name="ro1">
          <table:table-cell office:value-type="string">
            <text:p>Threads = 32</text:p>
          </table:table-cell>
          <table:table-cell/>
          <table:table-cell table:formula="of:=[.A34]+[.B34]/1000000" office:value-type="float" office:value="0">
            <text:p>#VALUE!</text:p>
          </table:table-cell>
          <table:table-cell table:number-columns-repeated="10"/>
          <table:table-cell office:value-type="float" office:value="16">
            <text:p>16</text:p>
          </table:table-cell>
          <table:table-cell office:value-type="float" office:value="260525">
            <text:p>2605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9317">
            <text:p>479317</text:p>
          </table:table-cell>
          <table:table-cell table:formula="of:=[.A35]+[.B35]/1000000" office:value-type="float" office:value="1.479317">
            <text:p>1.479317</text:p>
          </table:table-cell>
          <table:table-cell table:number-columns-repeated="10"/>
          <table:table-cell office:value-type="float" office:value="16">
            <text:p>16</text:p>
          </table:table-cell>
          <table:table-cell office:value-type="float" office:value="202611">
            <text:p>2026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7708">
            <text:p>417708</text:p>
          </table:table-cell>
          <table:table-cell table:formula="of:=[.A36]+[.B36]/1000000" office:value-type="float" office:value="2.417708">
            <text:p>2.417708</text:p>
          </table:table-cell>
          <table:table-cell table:number-columns-repeated="10"/>
          <table:table-cell office:value-type="string">
            <text:p>Threads = 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917">
            <text:p>512917</text:p>
          </table:table-cell>
          <table:table-cell table:formula="of:=[.A37]+[.B37]/1000000" office:value-type="float" office:value="1.512917">
            <text:p>1.512917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413985">
            <text:p>4139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5030">
            <text:p>105030</text:p>
          </table:table-cell>
          <table:table-cell table:formula="of:=[.A38]+[.B38]/1000000" office:value-type="float" office:value="3.10503">
            <text:p>3.10503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float" office:value="226053">
            <text:p>2260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1661">
            <text:p>951661</text:p>
          </table:table-cell>
          <table:table-cell table:formula="of:=[.A39]+[.B39]/1000000" office:value-type="float" office:value="2.951661">
            <text:p>2.951661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142002">
            <text:p>142002</text:p>
          </table:table-cell>
        </table:table-row>
        <table:table-row table:style-name="ro1">
          <table:table-cell table:formula="of:=========================================" office:value-type="string" office:string-value="Err:510">
            <text:p>Err:510</text:p>
          </table:table-cell>
          <table:table-cell/>
          <table:table-cell table:formula="of:=[.A40]+[.B40]/1000000" office:value-type="float" office:value="0">
            <text:p>Err:510</text:p>
          </table:table-cell>
          <table:table-cell table:number-columns-repeated="10"/>
          <table:table-cell office:value-type="float" office:value="16">
            <text:p>16</text:p>
          </table:table-cell>
          <table:table-cell office:value-type="float" office:value="647935">
            <text:p>647935</text:p>
          </table:table-cell>
        </table:table-row>
        <table:table-row table:style-name="ro1">
          <table:table-cell office:value-type="string">
            <text:p>run 2</text:p>
          </table:table-cell>
          <table:table-cell/>
          <table:table-cell table:formula="of:=[.A41]+[.B41]/1000000" office:value-type="float" office:value="0">
            <text:p>#VALUE!</text:p>
          </table:table-cell>
          <table:table-cell table:number-columns-repeated="10"/>
          <table:table-cell office:value-type="float" office:value="16">
            <text:p>16</text:p>
          </table:table-cell>
          <table:table-cell office:value-type="float" office:value="445205">
            <text:p>4452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39978">
            <text:p>839978</text:p>
          </table:table-cell>
          <table:table-cell table:formula="of:=[.A42]+[.B42]/1000000" office:value-type="float" office:value="10.839978">
            <text:p>10.839978</text:p>
          </table:table-cell>
          <table:table-cell table:number-columns-repeated="10"/>
          <table:table-cell office:value-type="string">
            <text:p>Threads = 1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06038">
            <text:p>906038</text:p>
          </table:table-cell>
          <table:table-cell table:formula="of:=[.A43]+[.B43]/1000000" office:value-type="float" office:value="11.906038">
            <text:p>11.906038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287883">
            <text:p>287883</text:p>
          </table:table-cell>
        </table:table-row>
        <table:table-row table:style-name="ro1">
          <table:table-cell office:value-type="string">
            <text:p>Threads = 1</text:p>
          </table:table-cell>
          <table:table-cell/>
          <table:table-cell table:formula="of:=[.A44]+[.B44]/1000000" office:value-type="float" office:value="0">
            <text:p>#VALUE!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float" office:value="6145">
            <text:p>61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8307">
            <text:p>998307</text:p>
          </table:table-cell>
          <table:table-cell table:formula="of:=[.A45]+[.B45]/1000000" office:value-type="float" office:value="10.998307">
            <text:p>10.998307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231416">
            <text:p>23141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42438">
            <text:p>942438</text:p>
          </table:table-cell>
          <table:table-cell table:formula="of:=[.A46]+[.B46]/1000000" office:value-type="float" office:value="11.942438">
            <text:p>11.942438</text:p>
          </table:table-cell>
          <table:table-cell table:number-columns-repeated="10"/>
          <table:table-cell office:value-type="float" office:value="16">
            <text:p>16</text:p>
          </table:table-cell>
          <table:table-cell office:value-type="float" office:value="280126">
            <text:p>28012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7617">
            <text:p>237617</text:p>
          </table:table-cell>
          <table:table-cell table:formula="of:=[.A47]+[.B47]/1000000" office:value-type="float" office:value="11.237617">
            <text:p>11.237617</text:p>
          </table:table-cell>
          <table:table-cell table:number-columns-repeated="10"/>
          <table:table-cell office:value-type="float" office:value="18">
            <text:p>18</text:p>
          </table:table-cell>
          <table:table-cell office:value-type="float" office:value="98403">
            <text:p>9840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01">
            <text:p>1101</text:p>
          </table:table-cell>
          <table:table-cell table:formula="of:=[.A48]+[.B48]/1000000" office:value-type="float" office:value="22.001101">
            <text:p>22.001101</text:p>
          </table:table-cell>
          <table:table-cell table:number-columns-repeated="10"/>
          <table:table-cell office:value-type="string">
            <text:p>Threads = 3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64659">
            <text:p>864659</text:p>
          </table:table-cell>
          <table:table-cell table:formula="of:=[.A49]+[.B49]/1000000" office:value-type="float" office:value="21.864659">
            <text:p>21.864659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319918">
            <text:p>319918</text:p>
          </table:table-cell>
        </table:table-row>
        <table:table-row table:style-name="ro1">
          <table:table-cell office:value-type="string">
            <text:p>Threads = 2</text:p>
          </table:table-cell>
          <table:table-cell/>
          <table:table-cell table:formula="of:=[.A50]+[.B50]/1000000" office:value-type="float" office:value="0">
            <text:p>#VALUE!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float" office:value="550781">
            <text:p>5507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4571">
            <text:p>504571</text:p>
          </table:table-cell>
          <table:table-cell table:formula="of:=[.A51]+[.B51]/1000000" office:value-type="float" office:value="5.504571">
            <text:p>5.504571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float" office:value="970054">
            <text:p>9700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2938">
            <text:p>72938</text:p>
          </table:table-cell>
          <table:table-cell table:formula="of:=[.A52]+[.B52]/1000000" office:value-type="float" office:value="6.072938">
            <text:p>6.072938</text:p>
          </table:table-cell>
          <table:table-cell table:number-columns-repeated="10"/>
          <table:table-cell office:value-type="float" office:value="18">
            <text:p>18</text:p>
          </table:table-cell>
          <table:table-cell office:value-type="float" office:value="840780">
            <text:p>84078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27430">
            <text:p>627430</text:p>
          </table:table-cell>
          <table:table-cell table:formula="of:=[.A53]+[.B53]/1000000" office:value-type="float" office:value="5.62743">
            <text:p>5.62743</text:p>
          </table:table-cell>
          <table:table-cell table:number-columns-repeated="10"/>
          <table:table-cell office:value-type="float" office:value="20">
            <text:p>20</text:p>
          </table:table-cell>
          <table:table-cell office:value-type="float" office:value="262945">
            <text:p>26294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291">
            <text:p>9291</text:p>
          </table:table-cell>
          <table:table-cell table:formula="of:=[.A54]+[.B54]/1000000" office:value-type="float" office:value="11.009291">
            <text:p>11.009291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55850">
            <text:p>955850</text:p>
          </table:table-cell>
          <table:table-cell table:formula="of:=[.A55]+[.B55]/1000000" office:value-type="float" office:value="10.95585">
            <text:p>10.95585</text:p>
          </table:table-cell>
          <table:table-cell table:number-columns-repeated="12"/>
        </table:table-row>
        <table:table-row table:style-name="ro1">
          <table:table-cell office:value-type="string">
            <text:p>Threads = 4</text:p>
          </table:table-cell>
          <table:table-cell/>
          <table:table-cell table:formula="of:=[.A56]+[.B56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7109">
            <text:p>757109</text:p>
          </table:table-cell>
          <table:table-cell table:formula="of:=[.A57]+[.B57]/1000000" office:value-type="float" office:value="2.757109">
            <text:p>2.757109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62259">
            <text:p>862259</text:p>
          </table:table-cell>
          <table:table-cell table:formula="of:=[.A58]+[.B58]/1000000" office:value-type="float" office:value="3.862259">
            <text:p>3.862259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8760">
            <text:p>818760</text:p>
          </table:table-cell>
          <table:table-cell table:formula="of:=[.A59]+[.B59]/1000000" office:value-type="float" office:value="2.81876">
            <text:p>2.81876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2424">
            <text:p>512424</text:p>
          </table:table-cell>
          <table:table-cell table:formula="of:=[.A60]+[.B60]/1000000" office:value-type="float" office:value="5.512424">
            <text:p>5.512424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2175">
            <text:p>482175</text:p>
          </table:table-cell>
          <table:table-cell table:formula="of:=[.A61]+[.B61]/1000000" office:value-type="float" office:value="5.482175">
            <text:p>5.482175</text:p>
          </table:table-cell>
          <table:table-cell table:number-columns-repeated="12"/>
        </table:table-row>
        <table:table-row table:style-name="ro1">
          <table:table-cell office:value-type="string">
            <text:p>Threads = 8</text:p>
          </table:table-cell>
          <table:table-cell/>
          <table:table-cell table:formula="of:=[.A62]+[.B62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1752">
            <text:p>521752</text:p>
          </table:table-cell>
          <table:table-cell table:formula="of:=[.A63]+[.B63]/1000000" office:value-type="float" office:value="1.521752">
            <text:p>1.521752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2298">
            <text:p>412298</text:p>
          </table:table-cell>
          <table:table-cell table:formula="of:=[.A64]+[.B64]/1000000" office:value-type="float" office:value="2.412298">
            <text:p>2.412298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9658">
            <text:p>499658</text:p>
          </table:table-cell>
          <table:table-cell table:formula="of:=[.A65]+[.B65]/1000000" office:value-type="float" office:value="1.499658">
            <text:p>1.499658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0015">
            <text:p>950015</text:p>
          </table:table-cell>
          <table:table-cell table:formula="of:=[.A66]+[.B66]/1000000" office:value-type="float" office:value="2.950015">
            <text:p>2.950015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8031">
            <text:p>908031</text:p>
          </table:table-cell>
          <table:table-cell table:formula="of:=[.A67]+[.B67]/1000000" office:value-type="float" office:value="2.908031">
            <text:p>2.908031</text:p>
          </table:table-cell>
          <table:table-cell table:number-columns-repeated="12"/>
        </table:table-row>
        <table:table-row table:style-name="ro1">
          <table:table-cell office:value-type="string">
            <text:p>Threads = 16</text:p>
          </table:table-cell>
          <table:table-cell/>
          <table:table-cell table:formula="of:=[.A68]+[.B68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914">
            <text:p>500914</text:p>
          </table:table-cell>
          <table:table-cell table:formula="of:=[.A69]+[.B69]/1000000" office:value-type="float" office:value="1.500914">
            <text:p>1.500914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012">
            <text:p>408012</text:p>
          </table:table-cell>
          <table:table-cell table:formula="of:=[.A70]+[.B70]/1000000" office:value-type="float" office:value="2.408012">
            <text:p>2.408012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8067">
            <text:p>498067</text:p>
          </table:table-cell>
          <table:table-cell table:formula="of:=[.A71]+[.B71]/1000000" office:value-type="float" office:value="1.498067">
            <text:p>1.498067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6840">
            <text:p>966840</text:p>
          </table:table-cell>
          <table:table-cell table:formula="of:=[.A72]+[.B72]/1000000" office:value-type="float" office:value="2.96684">
            <text:p>2.96684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8559">
            <text:p>988559</text:p>
          </table:table-cell>
          <table:table-cell table:formula="of:=[.A73]+[.B73]/1000000" office:value-type="float" office:value="2.988559">
            <text:p>2.988559</text:p>
          </table:table-cell>
          <table:table-cell table:number-columns-repeated="12"/>
        </table:table-row>
        <table:table-row table:style-name="ro1">
          <table:table-cell office:value-type="string">
            <text:p>Threads = 32</text:p>
          </table:table-cell>
          <table:table-cell/>
          <table:table-cell table:formula="of:=[.A74]+[.B74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7935">
            <text:p>477935</text:p>
          </table:table-cell>
          <table:table-cell table:formula="of:=[.A75]+[.B75]/1000000" office:value-type="float" office:value="1.477935">
            <text:p>1.477935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4832">
            <text:p>444832</text:p>
          </table:table-cell>
          <table:table-cell table:formula="of:=[.A76]+[.B76]/1000000" office:value-type="float" office:value="2.444832">
            <text:p>2.444832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6329">
            <text:p>516329</text:p>
          </table:table-cell>
          <table:table-cell table:formula="of:=[.A77]+[.B77]/1000000" office:value-type="float" office:value="1.516329">
            <text:p>1.516329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8838">
            <text:p>968838</text:p>
          </table:table-cell>
          <table:table-cell table:formula="of:=[.A78]+[.B78]/1000000" office:value-type="float" office:value="2.968838">
            <text:p>2.968838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5109">
            <text:p>965109</text:p>
          </table:table-cell>
          <table:table-cell table:formula="of:=[.A79]+[.B79]/1000000" office:value-type="float" office:value="2.965109">
            <text:p>2.965109</text:p>
          </table:table-cell>
          <table:table-cell table:number-columns-repeated="12"/>
        </table:table-row>
        <table:table-row table:style-name="ro1">
          <table:table-cell table:formula="of:=========================================" office:value-type="string" office:string-value="Err:510">
            <text:p>Err:510</text:p>
          </table:table-cell>
          <table:table-cell/>
          <table:table-cell table:formula="of:=[.A80]+[.B80]/1000000" office:value-type="float" office:value="0">
            <text:p>Err:510</text:p>
          </table:table-cell>
          <table:table-cell table:number-columns-repeated="12"/>
        </table:table-row>
        <table:table-row table:style-name="ro1">
          <table:table-cell office:value-type="string">
            <text:p>run 3</text:p>
          </table:table-cell>
          <table:table-cell/>
          <table:table-cell table:formula="of:=[.A81]+[.B81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48370">
            <text:p>848370</text:p>
          </table:table-cell>
          <table:table-cell table:formula="of:=[.A82]+[.B82]/1000000" office:value-type="float" office:value="10.84837">
            <text:p>10.84837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19362">
            <text:p>919362</text:p>
          </table:table-cell>
          <table:table-cell table:formula="of:=[.A83]+[.B83]/1000000" office:value-type="float" office:value="11.919362">
            <text:p>11.919362</text:p>
          </table:table-cell>
          <table:table-cell table:number-columns-repeated="12"/>
        </table:table-row>
        <table:table-row table:style-name="ro1">
          <table:table-cell office:value-type="string">
            <text:p>Threads = 1</text:p>
          </table:table-cell>
          <table:table-cell/>
          <table:table-cell table:formula="of:=[.A84]+[.B84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9424">
            <text:p>999424</text:p>
          </table:table-cell>
          <table:table-cell table:formula="of:=[.A85]+[.B85]/1000000" office:value-type="float" office:value="10.999424">
            <text:p>10.999424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4350">
            <text:p>44350</text:p>
          </table:table-cell>
          <table:table-cell table:formula="of:=[.A86]+[.B86]/1000000" office:value-type="float" office:value="12.04435">
            <text:p>12.04435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7292">
            <text:p>247292</text:p>
          </table:table-cell>
          <table:table-cell table:formula="of:=[.A87]+[.B87]/1000000" office:value-type="float" office:value="11.247292">
            <text:p>11.247292</text:p>
          </table:table-cell>
          <table:table-cell table:number-columns-repeated="1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651">
            <text:p>8651</text:p>
          </table:table-cell>
          <table:table-cell table:formula="of:=[.A88]+[.B88]/1000000" office:value-type="float" office:value="22.008651">
            <text:p>22.008651</text:p>
          </table:table-cell>
          <table:table-cell table:number-columns-repeated="1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80715">
            <text:p>880715</text:p>
          </table:table-cell>
          <table:table-cell table:formula="of:=[.A89]+[.B89]/1000000" office:value-type="float" office:value="21.880715">
            <text:p>21.880715</text:p>
          </table:table-cell>
          <table:table-cell table:number-columns-repeated="12"/>
        </table:table-row>
        <table:table-row table:style-name="ro1">
          <table:table-cell office:value-type="string">
            <text:p>Threads = 2</text:p>
          </table:table-cell>
          <table:table-cell/>
          <table:table-cell table:formula="of:=[.A90]+[.B90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1748">
            <text:p>501748</text:p>
          </table:table-cell>
          <table:table-cell table:formula="of:=[.A91]+[.B91]/1000000" office:value-type="float" office:value="5.501748">
            <text:p>5.501748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752">
            <text:p>45752</text:p>
          </table:table-cell>
          <table:table-cell table:formula="of:=[.A92]+[.B92]/1000000" office:value-type="float" office:value="6.045752">
            <text:p>6.045752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28002">
            <text:p>628002</text:p>
          </table:table-cell>
          <table:table-cell table:formula="of:=[.A93]+[.B93]/1000000" office:value-type="float" office:value="5.628002">
            <text:p>5.628002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766">
            <text:p>11766</text:p>
          </table:table-cell>
          <table:table-cell table:formula="of:=[.A94]+[.B94]/1000000" office:value-type="float" office:value="11.011766">
            <text:p>11.011766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47628">
            <text:p>947628</text:p>
          </table:table-cell>
          <table:table-cell table:formula="of:=[.A95]+[.B95]/1000000" office:value-type="float" office:value="10.947628">
            <text:p>10.947628</text:p>
          </table:table-cell>
          <table:table-cell table:number-columns-repeated="12"/>
        </table:table-row>
        <table:table-row table:style-name="ro1">
          <table:table-cell office:value-type="string">
            <text:p>Threads = 4</text:p>
          </table:table-cell>
          <table:table-cell/>
          <table:table-cell table:formula="of:=[.A96]+[.B96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1326">
            <text:p>761326</text:p>
          </table:table-cell>
          <table:table-cell table:formula="of:=[.A97]+[.B97]/1000000" office:value-type="float" office:value="2.761326">
            <text:p>2.761326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73480">
            <text:p>773480</text:p>
          </table:table-cell>
          <table:table-cell table:formula="of:=[.A98]+[.B98]/1000000" office:value-type="float" office:value="3.77348">
            <text:p>3.77348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947">
            <text:p>814947</text:p>
          </table:table-cell>
          <table:table-cell table:formula="of:=[.A99]+[.B99]/1000000" office:value-type="float" office:value="2.814947">
            <text:p>2.814947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3994">
            <text:p>503994</text:p>
          </table:table-cell>
          <table:table-cell table:formula="of:=[.A100]+[.B100]/1000000" office:value-type="float" office:value="5.503994">
            <text:p>5.503994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6571">
            <text:p>476571</text:p>
          </table:table-cell>
          <table:table-cell table:formula="of:=[.A101]+[.B101]/1000000" office:value-type="float" office:value="5.476571">
            <text:p>5.476571</text:p>
          </table:table-cell>
          <table:table-cell table:number-columns-repeated="12"/>
        </table:table-row>
        <table:table-row table:style-name="ro1">
          <table:table-cell office:value-type="string">
            <text:p>Threads = 8</text:p>
          </table:table-cell>
          <table:table-cell/>
          <table:table-cell table:formula="of:=[.A102]+[.B102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8284">
            <text:p>458284</text:p>
          </table:table-cell>
          <table:table-cell table:formula="of:=[.A103]+[.B103]/1000000" office:value-type="float" office:value="1.458284">
            <text:p>1.458284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7944">
            <text:p>377944</text:p>
          </table:table-cell>
          <table:table-cell table:formula="of:=[.A104]+[.B104]/1000000" office:value-type="float" office:value="2.377944">
            <text:p>2.377944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4800">
            <text:p>484800</text:p>
          </table:table-cell>
          <table:table-cell table:formula="of:=[.A105]+[.B105]/1000000" office:value-type="float" office:value="1.4848">
            <text:p>1.4848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8600">
            <text:p>938600</text:p>
          </table:table-cell>
          <table:table-cell table:formula="of:=[.A106]+[.B106]/1000000" office:value-type="float" office:value="2.9386">
            <text:p>2.9386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9664">
            <text:p>979664</text:p>
          </table:table-cell>
          <table:table-cell table:formula="of:=[.A107]+[.B107]/1000000" office:value-type="float" office:value="2.979664">
            <text:p>2.979664</text:p>
          </table:table-cell>
          <table:table-cell table:number-columns-repeated="12"/>
        </table:table-row>
        <table:table-row table:style-name="ro1">
          <table:table-cell office:value-type="string">
            <text:p>Threads = 16</text:p>
          </table:table-cell>
          <table:table-cell/>
          <table:table-cell table:formula="of:=[.A108]+[.B108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57069">
            <text:p>657069</text:p>
          </table:table-cell>
          <table:table-cell table:formula="of:=[.A109]+[.B109]/1000000" office:value-type="float" office:value="1.657069">
            <text:p>1.657069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4724">
            <text:p>424724</text:p>
          </table:table-cell>
          <table:table-cell table:formula="of:=[.A110]+[.B110]/1000000" office:value-type="float" office:value="2.424724">
            <text:p>2.424724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2504">
            <text:p>492504</text:p>
          </table:table-cell>
          <table:table-cell table:formula="of:=[.A111]+[.B111]/1000000" office:value-type="float" office:value="1.492504">
            <text:p>1.492504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4028">
            <text:p>984028</text:p>
          </table:table-cell>
          <table:table-cell table:formula="of:=[.A112]+[.B112]/1000000" office:value-type="float" office:value="2.984028">
            <text:p>2.984028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1973">
            <text:p>931973</text:p>
          </table:table-cell>
          <table:table-cell table:formula="of:=[.A113]+[.B113]/1000000" office:value-type="float" office:value="2.931973">
            <text:p>2.931973</text:p>
          </table:table-cell>
          <table:table-cell table:number-columns-repeated="12"/>
        </table:table-row>
        <table:table-row table:style-name="ro1">
          <table:table-cell office:value-type="string">
            <text:p>Threads = 32</text:p>
          </table:table-cell>
          <table:table-cell/>
          <table:table-cell table:formula="of:=[.A114]+[.B114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5962">
            <text:p>485962</text:p>
          </table:table-cell>
          <table:table-cell table:formula="of:=[.A115]+[.B115]/1000000" office:value-type="float" office:value="1.485962">
            <text:p>1.485962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6170">
            <text:p>426170</text:p>
          </table:table-cell>
          <table:table-cell table:formula="of:=[.A116]+[.B116]/1000000" office:value-type="float" office:value="2.42617">
            <text:p>2.42617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4316">
            <text:p>524316</text:p>
          </table:table-cell>
          <table:table-cell table:formula="of:=[.A117]+[.B117]/1000000" office:value-type="float" office:value="1.524316">
            <text:p>1.524316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7846">
            <text:p>987846</text:p>
          </table:table-cell>
          <table:table-cell table:formula="of:=[.A118]+[.B118]/1000000" office:value-type="float" office:value="2.987846">
            <text:p>2.987846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5876">
            <text:p>945876</text:p>
          </table:table-cell>
          <table:table-cell table:formula="of:=[.A119]+[.B119]/1000000" office:value-type="float" office:value="2.945876">
            <text:p>2.945876</text:p>
          </table:table-cell>
          <table:table-cell table:number-columns-repeated="12"/>
        </table:table-row>
        <table:table-row table:style-name="ro1">
          <table:table-cell table:formula="of:=========================================" office:value-type="string" office:string-value="Err:510">
            <text:p>Err:510</text:p>
          </table:table-cell>
          <table:table-cell/>
          <table:table-cell table:formula="of:=[.A120]+[.B120]/1000000" office:value-type="float" office:value="0">
            <text:p>Err:510</text:p>
          </table:table-cell>
          <table:table-cell table:number-columns-repeated="12"/>
        </table:table-row>
        <table:table-row table:style-name="ro1">
          <table:table-cell office:value-type="string">
            <text:p>run 4</text:p>
          </table:table-cell>
          <table:table-cell/>
          <table:table-cell table:formula="of:=[.A121]+[.B121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47733">
            <text:p>847733</text:p>
          </table:table-cell>
          <table:table-cell table:formula="of:=[.A122]+[.B122]/1000000" office:value-type="float" office:value="10.847733">
            <text:p>10.847733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29568">
            <text:p>929568</text:p>
          </table:table-cell>
          <table:table-cell table:formula="of:=[.A123]+[.B123]/1000000" office:value-type="float" office:value="11.929568">
            <text:p>11.929568</text:p>
          </table:table-cell>
          <table:table-cell table:number-columns-repeated="12"/>
        </table:table-row>
        <table:table-row table:style-name="ro1">
          <table:table-cell office:value-type="string">
            <text:p>Threads = 1</text:p>
          </table:table-cell>
          <table:table-cell/>
          <table:table-cell table:formula="of:=[.A124]+[.B124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90">
            <text:p>3390</text:p>
          </table:table-cell>
          <table:table-cell table:formula="of:=[.A125]+[.B125]/1000000" office:value-type="float" office:value="11.00339">
            <text:p>11.00339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631">
            <text:p>42631</text:p>
          </table:table-cell>
          <table:table-cell table:formula="of:=[.A126]+[.B126]/1000000" office:value-type="float" office:value="12.042631">
            <text:p>12.042631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0577">
            <text:p>240577</text:p>
          </table:table-cell>
          <table:table-cell table:formula="of:=[.A127]+[.B127]/1000000" office:value-type="float" office:value="11.240577">
            <text:p>11.240577</text:p>
          </table:table-cell>
          <table:table-cell table:number-columns-repeated="1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95420">
            <text:p>995420</text:p>
          </table:table-cell>
          <table:table-cell table:formula="of:=[.A128]+[.B128]/1000000" office:value-type="float" office:value="21.99542">
            <text:p>21.99542</text:p>
          </table:table-cell>
          <table:table-cell table:number-columns-repeated="1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70326">
            <text:p>870326</text:p>
          </table:table-cell>
          <table:table-cell table:formula="of:=[.A129]+[.B129]/1000000" office:value-type="float" office:value="21.870326">
            <text:p>21.870326</text:p>
          </table:table-cell>
          <table:table-cell table:number-columns-repeated="12"/>
        </table:table-row>
        <table:table-row table:style-name="ro1">
          <table:table-cell office:value-type="string">
            <text:p>Threads = 2</text:p>
          </table:table-cell>
          <table:table-cell/>
          <table:table-cell table:formula="of:=[.A130]+[.B130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9886">
            <text:p>509886</text:p>
          </table:table-cell>
          <table:table-cell table:formula="of:=[.A131]+[.B131]/1000000" office:value-type="float" office:value="5.509886">
            <text:p>5.509886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3327">
            <text:p>203327</text:p>
          </table:table-cell>
          <table:table-cell table:formula="of:=[.A132]+[.B132]/1000000" office:value-type="float" office:value="6.203327">
            <text:p>6.203327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32492">
            <text:p>632492</text:p>
          </table:table-cell>
          <table:table-cell table:formula="of:=[.A133]+[.B133]/1000000" office:value-type="float" office:value="5.632492">
            <text:p>5.632492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488">
            <text:p>35488</text:p>
          </table:table-cell>
          <table:table-cell table:formula="of:=[.A134]+[.B134]/1000000" office:value-type="float" office:value="11.035488">
            <text:p>11.035488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4553">
            <text:p>964553</text:p>
          </table:table-cell>
          <table:table-cell table:formula="of:=[.A135]+[.B135]/1000000" office:value-type="float" office:value="10.964553">
            <text:p>10.964553</text:p>
          </table:table-cell>
          <table:table-cell table:number-columns-repeated="12"/>
        </table:table-row>
        <table:table-row table:style-name="ro1">
          <table:table-cell office:value-type="string">
            <text:p>Threads = 4</text:p>
          </table:table-cell>
          <table:table-cell/>
          <table:table-cell table:formula="of:=[.A136]+[.B136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8013">
            <text:p>758013</text:p>
          </table:table-cell>
          <table:table-cell table:formula="of:=[.A137]+[.B137]/1000000" office:value-type="float" office:value="2.758013">
            <text:p>2.758013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59344">
            <text:p>959344</text:p>
          </table:table-cell>
          <table:table-cell table:formula="of:=[.A138]+[.B138]/1000000" office:value-type="float" office:value="3.959344">
            <text:p>3.959344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1903">
            <text:p>821903</text:p>
          </table:table-cell>
          <table:table-cell table:formula="of:=[.A139]+[.B139]/1000000" office:value-type="float" office:value="2.821903">
            <text:p>2.821903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5732">
            <text:p>515732</text:p>
          </table:table-cell>
          <table:table-cell table:formula="of:=[.A140]+[.B140]/1000000" office:value-type="float" office:value="5.515732">
            <text:p>5.515732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7204">
            <text:p>477204</text:p>
          </table:table-cell>
          <table:table-cell table:formula="of:=[.A141]+[.B141]/1000000" office:value-type="float" office:value="5.477204">
            <text:p>5.477204</text:p>
          </table:table-cell>
          <table:table-cell table:number-columns-repeated="12"/>
        </table:table-row>
        <table:table-row table:style-name="ro1">
          <table:table-cell office:value-type="string">
            <text:p>Threads = 8</text:p>
          </table:table-cell>
          <table:table-cell/>
          <table:table-cell table:formula="of:=[.A142]+[.B142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4736">
            <text:p>474736</text:p>
          </table:table-cell>
          <table:table-cell table:formula="of:=[.A143]+[.B143]/1000000" office:value-type="float" office:value="1.474736">
            <text:p>1.474736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7330">
            <text:p>417330</text:p>
          </table:table-cell>
          <table:table-cell table:formula="of:=[.A144]+[.B144]/1000000" office:value-type="float" office:value="2.41733">
            <text:p>2.41733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45082">
            <text:p>545082</text:p>
          </table:table-cell>
          <table:table-cell table:formula="of:=[.A145]+[.B145]/1000000" office:value-type="float" office:value="1.545082">
            <text:p>1.545082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0052">
            <text:p>130052</text:p>
          </table:table-cell>
          <table:table-cell table:formula="of:=[.A146]+[.B146]/1000000" office:value-type="float" office:value="3.130052">
            <text:p>3.130052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3729">
            <text:p>903729</text:p>
          </table:table-cell>
          <table:table-cell table:formula="of:=[.A147]+[.B147]/1000000" office:value-type="float" office:value="2.903729">
            <text:p>2.903729</text:p>
          </table:table-cell>
          <table:table-cell table:number-columns-repeated="12"/>
        </table:table-row>
        <table:table-row table:style-name="ro1">
          <table:table-cell office:value-type="string">
            <text:p>Threads = 16</text:p>
          </table:table-cell>
          <table:table-cell/>
          <table:table-cell table:formula="of:=[.A148]+[.B148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30223">
            <text:p>530223</text:p>
          </table:table-cell>
          <table:table-cell table:formula="of:=[.A149]+[.B149]/1000000" office:value-type="float" office:value="1.530223">
            <text:p>1.530223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2994">
            <text:p>432994</text:p>
          </table:table-cell>
          <table:table-cell table:formula="of:=[.A150]+[.B150]/1000000" office:value-type="float" office:value="2.432994">
            <text:p>2.432994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3126">
            <text:p>513126</text:p>
          </table:table-cell>
          <table:table-cell table:formula="of:=[.A151]+[.B151]/1000000" office:value-type="float" office:value="1.513126">
            <text:p>1.513126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3424">
            <text:p>983424</text:p>
          </table:table-cell>
          <table:table-cell table:formula="of:=[.A152]+[.B152]/1000000" office:value-type="float" office:value="2.983424">
            <text:p>2.983424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8778">
            <text:p>928778</text:p>
          </table:table-cell>
          <table:table-cell table:formula="of:=[.A153]+[.B153]/1000000" office:value-type="float" office:value="2.928778">
            <text:p>2.928778</text:p>
          </table:table-cell>
          <table:table-cell table:number-columns-repeated="12"/>
        </table:table-row>
        <table:table-row table:style-name="ro1">
          <table:table-cell office:value-type="string">
            <text:p>Threads = 32</text:p>
          </table:table-cell>
          <table:table-cell/>
          <table:table-cell table:formula="of:=[.A154]+[.B154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1526">
            <text:p>471526</text:p>
          </table:table-cell>
          <table:table-cell table:formula="of:=[.A155]+[.B155]/1000000" office:value-type="float" office:value="1.471526">
            <text:p>1.471526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4213">
            <text:p>434213</text:p>
          </table:table-cell>
          <table:table-cell table:formula="of:=[.A156]+[.B156]/1000000" office:value-type="float" office:value="2.434213">
            <text:p>2.434213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5103">
            <text:p>505103</text:p>
          </table:table-cell>
          <table:table-cell table:formula="of:=[.A157]+[.B157]/1000000" office:value-type="float" office:value="1.505103">
            <text:p>1.505103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1265">
            <text:p>971265</text:p>
          </table:table-cell>
          <table:table-cell table:formula="of:=[.A158]+[.B158]/1000000" office:value-type="float" office:value="2.971265">
            <text:p>2.971265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7446">
            <text:p>937446</text:p>
          </table:table-cell>
          <table:table-cell table:formula="of:=[.A159]+[.B159]/1000000" office:value-type="float" office:value="2.937446">
            <text:p>2.937446</text:p>
          </table:table-cell>
          <table:table-cell table:number-columns-repeated="12"/>
        </table:table-row>
        <table:table-row table:style-name="ro1">
          <table:table-cell table:formula="of:=========================================" office:value-type="string" office:string-value="Err:510">
            <text:p>Err:510</text:p>
          </table:table-cell>
          <table:table-cell/>
          <table:table-cell table:formula="of:=[.A160]+[.B160]/1000000" office:value-type="float" office:value="0">
            <text:p>Err:510</text:p>
          </table:table-cell>
          <table:table-cell table:number-columns-repeated="12"/>
        </table:table-row>
        <table:table-row table:style-name="ro1">
          <table:table-cell office:value-type="string">
            <text:p>run 5</text:p>
          </table:table-cell>
          <table:table-cell/>
          <table:table-cell table:formula="of:=[.A161]+[.B161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47395">
            <text:p>847395</text:p>
          </table:table-cell>
          <table:table-cell table:formula="of:=[.A162]+[.B162]/1000000" office:value-type="float" office:value="10.847395">
            <text:p>10.847395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72791">
            <text:p>972791</text:p>
          </table:table-cell>
          <table:table-cell table:formula="of:=[.A163]+[.B163]/1000000" office:value-type="float" office:value="11.972791">
            <text:p>11.972791</text:p>
          </table:table-cell>
          <table:table-cell table:number-columns-repeated="12"/>
        </table:table-row>
        <table:table-row table:style-name="ro1">
          <table:table-cell office:value-type="string">
            <text:p>Threads = 1</text:p>
          </table:table-cell>
          <table:table-cell/>
          <table:table-cell table:formula="of:=[.A164]+[.B164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64">
            <text:p>2164</text:p>
          </table:table-cell>
          <table:table-cell table:formula="of:=[.A165]+[.B165]/1000000" office:value-type="float" office:value="11.002164">
            <text:p>11.002164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30536">
            <text:p>930536</text:p>
          </table:table-cell>
          <table:table-cell table:formula="of:=[.A166]+[.B166]/1000000" office:value-type="float" office:value="11.930536">
            <text:p>11.930536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6632">
            <text:p>236632</text:p>
          </table:table-cell>
          <table:table-cell table:formula="of:=[.A167]+[.B167]/1000000" office:value-type="float" office:value="11.236632">
            <text:p>11.236632</text:p>
          </table:table-cell>
          <table:table-cell table:number-columns-repeated="1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97948">
            <text:p>997948</text:p>
          </table:table-cell>
          <table:table-cell table:formula="of:=[.A168]+[.B168]/1000000" office:value-type="float" office:value="21.997948">
            <text:p>21.997948</text:p>
          </table:table-cell>
          <table:table-cell table:number-columns-repeated="1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76216">
            <text:p>876216</text:p>
          </table:table-cell>
          <table:table-cell table:formula="of:=[.A169]+[.B169]/1000000" office:value-type="float" office:value="21.876216">
            <text:p>21.876216</text:p>
          </table:table-cell>
          <table:table-cell table:number-columns-repeated="12"/>
        </table:table-row>
        <table:table-row table:style-name="ro1">
          <table:table-cell office:value-type="string">
            <text:p>Threads = 2</text:p>
          </table:table-cell>
          <table:table-cell/>
          <table:table-cell table:formula="of:=[.A170]+[.B170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3840">
            <text:p>503840</text:p>
          </table:table-cell>
          <table:table-cell table:formula="of:=[.A171]+[.B171]/1000000" office:value-type="float" office:value="5.50384">
            <text:p>5.50384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536">
            <text:p>21536</text:p>
          </table:table-cell>
          <table:table-cell table:formula="of:=[.A172]+[.B172]/1000000" office:value-type="float" office:value="6.021536">
            <text:p>6.021536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27650">
            <text:p>627650</text:p>
          </table:table-cell>
          <table:table-cell table:formula="of:=[.A173]+[.B173]/1000000" office:value-type="float" office:value="5.62765">
            <text:p>5.62765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12">
            <text:p>10012</text:p>
          </table:table-cell>
          <table:table-cell table:formula="of:=[.A174]+[.B174]/1000000" office:value-type="float" office:value="11.010012">
            <text:p>11.010012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58642">
            <text:p>958642</text:p>
          </table:table-cell>
          <table:table-cell table:formula="of:=[.A175]+[.B175]/1000000" office:value-type="float" office:value="10.958642">
            <text:p>10.958642</text:p>
          </table:table-cell>
          <table:table-cell table:number-columns-repeated="12"/>
        </table:table-row>
        <table:table-row table:style-name="ro1">
          <table:table-cell office:value-type="string">
            <text:p>Threads = 4</text:p>
          </table:table-cell>
          <table:table-cell/>
          <table:table-cell table:formula="of:=[.A176]+[.B176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6967">
            <text:p>756967</text:p>
          </table:table-cell>
          <table:table-cell table:formula="of:=[.A177]+[.B177]/1000000" office:value-type="float" office:value="2.756967">
            <text:p>2.756967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0500">
            <text:p>750500</text:p>
          </table:table-cell>
          <table:table-cell table:formula="of:=[.A178]+[.B178]/1000000" office:value-type="float" office:value="3.7505">
            <text:p>3.7505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7846">
            <text:p>817846</text:p>
          </table:table-cell>
          <table:table-cell table:formula="of:=[.A179]+[.B179]/1000000" office:value-type="float" office:value="2.817846">
            <text:p>2.817846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7980">
            <text:p>507980</text:p>
          </table:table-cell>
          <table:table-cell table:formula="of:=[.A180]+[.B180]/1000000" office:value-type="float" office:value="5.50798">
            <text:p>5.50798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5012">
            <text:p>485012</text:p>
          </table:table-cell>
          <table:table-cell table:formula="of:=[.A181]+[.B181]/1000000" office:value-type="float" office:value="5.485012">
            <text:p>5.485012</text:p>
          </table:table-cell>
          <table:table-cell table:number-columns-repeated="12"/>
        </table:table-row>
        <table:table-row table:style-name="ro1">
          <table:table-cell office:value-type="string">
            <text:p>Threads = 8</text:p>
          </table:table-cell>
          <table:table-cell/>
          <table:table-cell table:formula="of:=[.A182]+[.B182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5135">
            <text:p>485135</text:p>
          </table:table-cell>
          <table:table-cell table:formula="of:=[.A183]+[.B183]/1000000" office:value-type="float" office:value="1.485135">
            <text:p>1.485135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7778">
            <text:p>367778</text:p>
          </table:table-cell>
          <table:table-cell table:formula="of:=[.A184]+[.B184]/1000000" office:value-type="float" office:value="2.367778">
            <text:p>2.367778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9807">
            <text:p>489807</text:p>
          </table:table-cell>
          <table:table-cell table:formula="of:=[.A185]+[.B185]/1000000" office:value-type="float" office:value="1.489807">
            <text:p>1.489807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5011">
            <text:p>945011</text:p>
          </table:table-cell>
          <table:table-cell table:formula="of:=[.A186]+[.B186]/1000000" office:value-type="float" office:value="2.945011">
            <text:p>2.945011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7051">
            <text:p>897051</text:p>
          </table:table-cell>
          <table:table-cell table:formula="of:=[.A187]+[.B187]/1000000" office:value-type="float" office:value="2.897051">
            <text:p>2.897051</text:p>
          </table:table-cell>
          <table:table-cell table:number-columns-repeated="12"/>
        </table:table-row>
        <table:table-row table:style-name="ro1">
          <table:table-cell office:value-type="string">
            <text:p>Threads = 16</text:p>
          </table:table-cell>
          <table:table-cell/>
          <table:table-cell table:formula="of:=[.A188]+[.B188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3025">
            <text:p>513025</text:p>
          </table:table-cell>
          <table:table-cell table:formula="of:=[.A189]+[.B189]/1000000" office:value-type="float" office:value="1.513025">
            <text:p>1.513025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3086">
            <text:p>403086</text:p>
          </table:table-cell>
          <table:table-cell table:formula="of:=[.A190]+[.B190]/1000000" office:value-type="float" office:value="2.403086">
            <text:p>2.403086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8079">
            <text:p>518079</text:p>
          </table:table-cell>
          <table:table-cell table:formula="of:=[.A191]+[.B191]/1000000" office:value-type="float" office:value="1.518079">
            <text:p>1.518079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1496">
            <text:p>201496</text:p>
          </table:table-cell>
          <table:table-cell table:formula="of:=[.A192]+[.B192]/1000000" office:value-type="float" office:value="3.201496">
            <text:p>3.201496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6469">
            <text:p>946469</text:p>
          </table:table-cell>
          <table:table-cell table:formula="of:=[.A193]+[.B193]/1000000" office:value-type="float" office:value="2.946469">
            <text:p>2.946469</text:p>
          </table:table-cell>
          <table:table-cell table:number-columns-repeated="12"/>
        </table:table-row>
        <table:table-row table:style-name="ro1">
          <table:table-cell office:value-type="string">
            <text:p>Threads = 32</text:p>
          </table:table-cell>
          <table:table-cell/>
          <table:table-cell table:formula="of:=[.A194]+[.B194]/1000000" office:value-type="float" office:value="0">
            <text:p>#VALUE!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4006">
            <text:p>494006</text:p>
          </table:table-cell>
          <table:table-cell table:formula="of:=[.A195]+[.B195]/1000000" office:value-type="float" office:value="1.494006">
            <text:p>1.494006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0559">
            <text:p>450559</text:p>
          </table:table-cell>
          <table:table-cell table:formula="of:=[.A196]+[.B196]/1000000" office:value-type="float" office:value="2.450559">
            <text:p>2.450559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4573">
            <text:p>494573</text:p>
          </table:table-cell>
          <table:table-cell table:formula="of:=[.A197]+[.B197]/1000000" office:value-type="float" office:value="1.494573">
            <text:p>1.494573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07">
            <text:p>1807</text:p>
          </table:table-cell>
          <table:table-cell table:formula="of:=[.A198]+[.B198]/1000000" office:value-type="float" office:value="3.001807">
            <text:p>3.001807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9629">
            <text:p>909629</text:p>
          </table:table-cell>
          <table:table-cell table:formula="of:=[.A199]+[.B199]/1000000" office:value-type="float" office:value="2.909629">
            <text:p>2.909629</text:p>
          </table:table-cell>
          <table:table-cell table:number-columns-repeated="12"/>
        </table:table-row>
        <table:table-row table:style-name="ro1">
          <table:table-cell table:formula="of:=========================================" office:value-type="string" office:string-value="Err:510">
            <text:p>Err:510</text:p>
          </table:table-cell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1:01:28</meta:creation-date>
    <dc:date>2013-02-22T10:31:11</dc:date>
    <meta:editing-duration>PT23H7M44S</meta:editing-duration>
    <meta:editing-cycles>2</meta:editing-cycles>
    <meta:generator>LibreOffice/3.5$Linux_X86_64 LibreOffice_project/350m1$Build-2</meta:generator>
    <meta:document-statistic meta:table-count="3" meta:cell-count="731" meta:object-count="0"/>
  </office:meta>
</office:document-meta>
</file>